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1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在個人通訊急遽發展的環境中，無線通訊已成為一重要的技術。在無線網路上，</text:p>
      <text:p text:style-name="Preformatted_20_Text">使用者不再被網路線所限制，而能帶著筆記型電腦四處遊走，並可連上網路來收</text:p>
      <text:p text:style-name="Preformatted_20_Text">送資訊。IEEE 802.11是因應此類需求而訂定出的無線區域網路標準，各廠商依據</text:p>
      <text:p text:style-name="Preformatted_20_Text">此標準所生產出的無線產品，便可達到彼此的相容性，而無線網路的使用區域及</text:p>
      <text:p text:style-name="Preformatted_20_Text">應用，將會因此更加廣泛和便利。IEEE 802.11訂定了OSI七層通訊架構中的實體</text:p>
      <text:p text:style-name="Preformatted_20_Text">層及資料連結層中的媒介存取控制(Medium Address Control；MAC)子層之規範。</text:p>
      <text:p text:style-name="Preformatted_20_Text">在IEEE 802.11的無線區域網路架構有兩種：Adhoc Network與Infrastructure </text:p>
      <text:p text:style-name="Preformatted_20_Text">Network。</text:p>
      <text:p text:style-name="Preformatted_20_Text">Adhoc Network架構分為兩種，其中STA為一工作站，工作站與工作站之間，藉由</text:p>
      <text:p text:style-name="Preformatted_20_Text">無線媒介(Wireless Medium；WM)在工作站的功率所及區域來收送資訊。而這些</text:p>
      <text:p text:style-name="Preformatted_20_Text">工作站的功率區域便形成無線網路的基本服務區(Basic Service Set；bss)，每一</text:p>
      <text:p text:style-name="Preformatted_20_Text">個bss，都給予一個具唯一性的識別碼(bss ID)。如此，具有相同bss ID的工作</text:p>
      <text:p text:style-name="Preformatted_20_Text">站便屬於同一個基本服務區。在此架構之下，一個基本服務區就是一個Adhoc </text:p>
      <text:p text:style-name="Preformatted_20_Text">Network。工作站只能藉以無線媒介來收送訊息，無法進入其他類型的網路，其</text:p>
      <text:p text:style-name="Preformatted_20_Text">延展性較小。</text:p>
      <text:p text:style-name="Preformatted_20_Text">Infrastructure Network架構比Adhoc Network的架構上多了兩個元件，一為擷取點</text:p>
      <text:p text:style-name="Preformatted_20_Text">(Access Point；AP)，另一為分散系統(Distribution System；DS)。擷取點本身亦為</text:p>
      <text:p text:style-name="Preformatted_20_Text">一工作站再加上一些額外的功能，其功率所及區域便成了一個基本服務區且亦擁</text:p>
      <text:p text:style-name="Preformatted_20_Text">有唯一性的bss ID。擷取點能將工作站的資訊透過無線媒介取得，並將其資訊轉</text:p>
      <text:p text:style-name="Preformatted_20_Text">送至分散系統，且亦能從分散系統得到的資訊，藉由無線媒介轉送至工作站。所</text:p>
      <text:p text:style-name="Preformatted_20_Text">以工作站收送資訊範圍不再是被侷限於自己所在的基本服務區內，而是藉由擷取</text:p>
      <text:p text:style-name="Preformatted_20_Text">點和分散系統把收送資訊範圍給擴展開來。多台擷取點接上分散系統後，在一基</text:p>
      <text:p text:style-name="Preformatted_20_Text">本服務區內的工作站便可與其他基本服務區內的工作站交換訊息，所以這些基本</text:p>
      <text:p text:style-name="Preformatted_20_Text">服務區便成了一個較大的服務區，稱為延展服務區(Extended Service Set；ESS)，</text:p>
      <text:p text:style-name="Preformatted_20_Text">同樣地，我們給予一個具唯一性的識別碼(ESS ID)。然而IEEE 802.11並未對分散</text:p>
      <text:p text:style-name="Preformatted_20_Text">系統作詳細的規範，完全要看使用者如何去規劃它。而藉著Infrastructure Network</text:p>
      <text:p text:style-name="Preformatted_20_Text">的架構，可將無線網路與目前現有的有線網路(如乙太網路)作連結。利用埠接器</text:p>
      <text:p text:style-name="Preformatted_20_Text">(Portal)將分散系統與IEEE 802.X網路相連，因此分散系統可視為IEEE 802.X網路</text:p>
      <text:p text:style-name="Preformatted_20_Text">與無線網路間的界面。無線區域網路也因有此架構與功能，使得無線區域網路能</text:p>
      <text:p text:style-name="Preformatted_20_Text">作最大的延展及應用。</text:p>
      <text:p text:style-name="Preformatted_20_Text">【】</text:p>
      <text:p text:style-name="Preformatted_20_Text">在說明聯結服務之前，先了解在IEEE 802.11移動性的定義是需要的。在IEEE 802.11</text:p>
      <text:p text:style-name="Preformatted_20_Text">標準中，規範了三種工作站的移動性，分述如下：</text:p>
      <text:p text:style-name="Preformatted_20_Text">一、無變動的移動(No-transition)：在此性質上，可區分成兩種形式，一為靜止形</text:p>
      <text:p text:style-name="Preformatted_20_Text">式(static)，即工作站是靜止不移動，像使用個人電腦一樣，只在固定地點使用；</text:p>
      <text:p text:style-name="Preformatted_20_Text">一為基本服務區內的移動(Local Movement)，即工作站只在一基本服務區內移動。</text:p>
      <text:p text:style-name="Preformatted_20_Text">二、跨基本服務區的移動(bss-Transition)：工作站由一基本服務區移動至另一基</text:p>
      <text:p text:style-name="Preformatted_20_Text">本服務區，而這兩個基本服務區仍屬於同一個延展服務區。</text:p>
      <text:p text:style-name="Preformatted_20_Text">三、跨延展服務區的移動(ESS-Transition)：工作站由一基本服務區移動至另一基</text:p>
      <text:p text:style-name="Preformatted_20_Text">本服務區，而這兩個基本服務區是屬於不同的延展服務區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1">
  <office:font-face-decls>
    <style:font-face style:name="Mangal1" svg:font-family="Mangal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document-statistic meta:table-count="0" meta:image-count="0" meta:object-count="0" meta:page-count="1" meta:paragraph-count="40" meta:word-count="1111" meta:character-count="1494"/>
    <meta:generator>OpenOffice/4.1.1$Win32 OpenOffice.org_project/411m6$Build-9775</meta:generator>
  </office:meta>
</office:document-meta>
</file>